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'''</text:p>
      <text:p text:style-name="Standard">Leandro Ribeiro</text:p>
      <text:p text:style-name="Standard">Brian Doyle</text:p>
      <text:p text:style-name="Standard">lribeir1@binghamton.edu</text:p>
      <text:p text:style-name="Standard">bdoyle2@binghamton.edu</text:p>
      <text:p text:style-name="Standard">CS 110 B54</text:p>
      <text:p text:style-name="Standard">CAs: Nuri &amp; Vlad</text:p>
      <text:p text:style-name="Standard">'''</text:p>
      <text:p text:style-name="Standard"/>
      <text:p text:style-name="Standard"/>
      <text:p text:style-name="Standard">from tkinter import *</text:p>
      <text:p text:style-name="Standard">from player import *</text:p>
      <text:p text:style-name="Standard">from game import *</text:p>
      <text:p text:style-name="Standard"/>
      <text:p text:style-name="Standard"/>
      <text:p text:style-name="Standard"/>
      <text:p text:style-name="Standard">class gameGUI:</text:p>
      <text:p text:style-name="Standard"><text:s text:c="2"/></text:p>
      <text:p text:style-name="Standard"><text:s text:c="2"/>def __init__(self):</text:p>
      <text:p text:style-name="Standard"/>
      <text:p text:style-name="Standard">#--Window and Frame Initilization---------------------------------------</text:p>
      <text:p text:style-name="Standard"><text:s text:c="4"/>self.__window = Tk()</text:p>
      <text:p text:style-name="Standard"><text:s text:c="4"/>self.__window.wm_title("Kings")</text:p>
      <text:p text:style-name="Standard"><text:s text:c="4"/></text:p>
      <text:p text:style-name="Standard"><text:s text:c="4"/>self.__game = Game()</text:p>
      <text:p text:style-name="Standard"><text:s text:c="4"/>self.__title = Label(text='Welcome to the game of kings.')</text:p>
      <text:p text:style-name="Standard"><text:s text:c="4"/>self.__playerLabel = Label(text= 'How many players?')</text:p>
      <text:p text:style-name="Standard"/>
      <text:p text:style-name="Standard">#--Card Display and Button Design---------------------------------------</text:p>
      <text:p text:style-name="Standard"><text:s text:c="4"/></text:p>
      <text:p text:style-name="Standard"><text:s text:c="4"/>self.__playerEntry = Entry(width=2)</text:p>
      <text:p text:style-name="Standard"><text:s text:c="4"/>self.__playerEntry.bind('&lt;Return&gt;', self.makePlayers)</text:p>
      <text:p text:style-name="Standard"><text:s text:c="4"/>self.__playerVal = StringVar()</text:p>
      <text:p text:style-name="Standard"><text:s text:c="4"/></text:p>
      <text:p text:style-name="Standard"><text:s text:c="4"/>self.__title.grid(column=1)</text:p>
      <text:p text:style-name="Standard"><text:s text:c="4"/>self.__playerLabel.grid(row=1,column=1)</text:p>
      <text:p text:style-name="Standard"><text:s text:c="4"/>self.__playerEntry.grid(row=1,column=1,sticky='E')</text:p>
      <text:p text:style-name="Standard"><text:s text:c="25"/></text:p>
      <text:p text:style-name="Standard"/>
      <text:p text:style-name="Standard"><text:s text:c="4"/>self.__mainCanvas = Canvas(width=195, height=100)</text:p>
      <text:p text:style-name="Standard"/>
      <text:p text:style-name="Standard"><text:s text:c="4"/>self.__backCard = PhotoImage(file="card-BMPs/b1fv.gif")</text:p>
      <text:p text:style-name="Standard"/>
      <text:p text:style-name="Standard"><text:s text:c="4"/>self.__mainCanvas.create_image(35,50,image=self.__backCard)</text:p>
      <text:p text:style-name="Standard"><text:s text:c="4"/>self.__mainCanvas.grid(row=2, column=1,columnspan = 3)</text:p>
      <text:p text:style-name="Standard"/>
      <text:p text:style-name="Standard"><text:s text:c="4"/>self.__rule = StringVar()</text:p>
      <text:p text:style-name="Standard"><text:s text:c="4"/>self.__rule.set(self.__game.getCardStatus())</text:p>
      <text:p text:style-name="Standard"><text:s text:c="4"/>self.__ruleLabel = Label(textvariable = self.__rule, wraplengt=180)</text:p>
      <text:p text:style-name="Standard"><text:soft-page-break/><text:s text:c="4"/>self.__ruleLabel.grid(row=3,column=1)</text:p>
      <text:p text:style-name="Standard"/>
      <text:p text:style-name="Standard"><text:s text:c="4"/>self.__newRuleEntry = Entry(width = 30)</text:p>
      <text:p text:style-name="Standard"><text:s text:c="4"/>self.__newRuleEntry.bind('&lt;Return&gt;', self.newRule)</text:p>
      <text:p text:style-name="Standard"/>
      <text:p text:style-name="Standard"><text:s text:c="4"/>self.__myNewRule = ''</text:p>
      <text:p text:style-name="Standard"><text:s text:c="4"/></text:p>
      <text:p text:style-name="Standard"/>
      <text:p text:style-name="Standard"><text:s text:c="4"/>self.__pickButton = Button(text='Select your card', </text:p>
      <text:p text:style-name="Standard"><text:s text:c="39"/>command=self.pickCard)</text:p>
      <text:p text:style-name="Standard"/>
      <text:p text:style-name="Standard"><text:s text:c="4"/>self.__pickButton.grid(row=5,column=1)</text:p>
      <text:p text:style-name="Standard"/>
      <text:p text:style-name="Standard"/>
      <text:p text:style-name="Standard"><text:s text:c="34"/></text:p>
      <text:p text:style-name="Standard"><text:s text:c="4"/>mainloop()</text:p>
      <text:p text:style-name="Standard"/>
      <text:p text:style-name="Standard">#--Event Handlers-------------------------------------------------------</text:p>
      <text:p text:style-name="Standard"/>
      <text:p text:style-name="Standard"><text:s text:c="2"/>def validatePlayer(self):</text:p>
      <text:p text:style-name="Standard"><text:s text:c="4"/>return self.__playerNumStr.isdigit() and int(self.__playerNumStr) &gt; 1</text:p>
      <text:p text:style-name="Standard"/>
      <text:p text:style-name="Standard"><text:s text:c="2"/>def makePlayers(self,event):</text:p>
      <text:p text:style-name="Standard"><text:s text:c="4"/>self.__playerNumStr = self.__playerEntry.get()</text:p>
      <text:p text:style-name="Standard"><text:s text:c="4"/>if self.validatePlayer():</text:p>
      <text:p text:style-name="Standard"><text:s text:c="6"/>self.__game.setPlayerList(int(self.__playerNumStr))</text:p>
      <text:p text:style-name="Standard"><text:s text:c="6"/>self.__playerEntry.grid_remove()</text:p>
      <text:p text:style-name="Standard"><text:s text:c="6"/>self.__playerLabel.grid_remove()</text:p>
      <text:p text:style-name="Standard"><text:s text:c="6"/>self.initialPlayer()</text:p>
      <text:p text:style-name="Standard"><text:s text:c="4"/>else:</text:p>
      <text:p text:style-name="Standard"><text:s text:c="6"/>messagebox.showwarning('Invalid input!','Please enter a valid number of players.')</text:p>
      <text:p text:style-name="Standard"><text:s text:c="4"/></text:p>
      <text:p text:style-name="Standard"><text:s text:c="2"/>def initialPlayer(self):</text:p>
      <text:p text:style-name="Standard"><text:s text:c="4"/>self.__playerVal.set(self.__game.getPlayer()+"'s Turn")</text:p>
      <text:p text:style-name="Standard"><text:s text:c="4"/>self.__currentPlayer = Label(textvariable = self.__playerVal)</text:p>
      <text:p text:style-name="Standard"><text:s text:c="4"/>self.__currentPlayer.grid(row=1,column=1)</text:p>
      <text:p text:style-name="Standard"><text:s text:c="4"/></text:p>
      <text:p text:style-name="Standard"><text:s text:c="2"/>def changePlayer(self):</text:p>
      <text:p text:style-name="Standard"><text:s text:c="4"/>self.__playerVal.set(self.__game.getPlayer()+"'s Turn")</text:p>
      <text:p text:style-name="Standard"><text:s text:c="4"/></text:p>
      <text:p text:style-name="Standard"><text:s text:c="2"/>def pickCard(self):</text:p>
      <text:p text:style-name="Standard"><text:s text:c="4"/>if self.__game.gameOver():</text:p>
      <text:p text:style-name="Standard"><text:s text:c="6"/>self.__game.makeATurn()</text:p>
      <text:p text:style-name="Standard"><text:s text:c="6"/>self.__rule.set(self.__game.getCardStatus())</text:p>
      <text:p text:style-name="Standard"><text:s text:c="6"/>self.__mainCanvas.destroy()</text:p>
      <text:p text:style-name="Standard"><text:s text:c="6"/>self.__pickButton.destroy()</text:p>
      <text:p text:style-name="Standard"><text:s text:c="6"/>self.__currentPlayer.destroy()</text:p>
      <text:p text:style-name="Standard"><text:s text:c="6"/>self.__quitButton = Button(text='Quit', command=self.__window.destroy)</text:p>
      <text:p text:style-name="Standard"><text:s text:c="6"/>self.__quitButton.grid(row=5,column=1)</text:p>
      <text:p text:style-name="Standard"><text:soft-page-break/><text:s text:c="4"/>else:</text:p>
      <text:p text:style-name="Standard"><text:s text:c="6"/>if len(self.__game.getPlayerList()) &gt; 1:</text:p>
      <text:p text:style-name="Standard"><text:s text:c="8"/>if len(self.__game.getDiscardPile()) == 0 or self.__game.getCard()\</text:p>
      <text:p text:style-name="Standard"><text:s text:c="11"/>!= 13 or len(self.__myNewRule) &gt; 0 :</text:p>
      <text:p text:style-name="Standard"><text:s text:c="10"/>self.__game.makeATurn()</text:p>
      <text:p text:style-name="Standard"><text:s text:c="10"/>self.__rule.set(self.__game.getCardStatus())</text:p>
      <text:p text:style-name="Standard"><text:s text:c="10"/>self.changePlayer()</text:p>
      <text:p text:style-name="Standard"><text:s text:c="10"/>self.changeImage()</text:p>
      <text:p text:style-name="Standard"><text:s text:c="10"/>if self.__newRuleEntry == True:</text:p>
      <text:p text:style-name="Standard"><text:s text:c="12"/>self.__newRuleEntry.grid_remove()</text:p>
      <text:p text:style-name="Standard"><text:s text:c="8"/>else:</text:p>
      <text:p text:style-name="Standard"><text:s text:c="10"/>messagebox.showwarning('Wait!','Please type in a rule, then press &lt;Enter&gt;.')</text:p>
      <text:p text:style-name="Standard"><text:s text:c="8"/>if self.__game.getCard() == 13:</text:p>
      <text:p text:style-name="Standard"><text:s text:c="10"/>self.__newRuleEntry.grid(row=4,column=1)</text:p>
      <text:p text:style-name="Standard"><text:s text:c="10"/>self.__newRuleEntry.delete(0, END)</text:p>
      <text:p text:style-name="Standard"><text:s text:c="10"/>self.__myNewRule = ''</text:p>
      <text:p text:style-name="Standard"><text:s text:c="10"/></text:p>
      <text:p text:style-name="Standard"><text:s text:c="6"/>else:</text:p>
      <text:p text:style-name="Standard"><text:s text:c="8"/>messagebox.showwarning('Hold on!','Please enter the number of players, then press &lt;Enter&gt;.')</text:p>
      <text:p text:style-name="Standard"><text:s text:c="8"/></text:p>
      <text:p text:style-name="Standard"><text:s text:c="2"/>def newRule(self,event):</text:p>
      <text:p text:style-name="Standard"><text:s text:c="4"/>if not self.__newRuleEntry.get():</text:p>
      <text:p text:style-name="Standard"><text:s text:c="6"/>messagebox.showwarning('Wait!','Please type in a rule, then press &lt;Enter&gt;.')</text:p>
      <text:p text:style-name="Standard"><text:s text:c="4"/>else:</text:p>
      <text:p text:style-name="Standard"><text:s text:c="6"/>myRule = self.__newRuleEntry.get()</text:p>
      <text:p text:style-name="Standard"><text:s text:c="6"/>self.__myNewRule = self.__game.makeARule(myRule)</text:p>
      <text:p text:style-name="Standard"><text:s text:c="6"/>self.__newRuleEntry.grid_remove()</text:p>
      <text:p text:style-name="Standard"><text:s text:c="6"/>self.__newRuleLabel = Label(text=self.__myNewRule,wraplengt=180)</text:p>
      <text:p text:style-name="Standard"><text:s text:c="6"/>self.__newRuleLabel.grid(row=self.__game.getKingCount()+5,column=1,sticky='W')</text:p>
      <text:p text:style-name="Standard"><text:s text:c="7"/></text:p>
      <text:p text:style-name="Standard"><text:s text:c="2"/></text:p>
      <text:p text:style-name="Standard"><text:s text:c="2"/>def changeImage(self):</text:p>
      <text:p text:style-name="Standard"><text:s text:c="4"/>self.__card = PhotoImage(file='card-BMPs/'+self.__game.getCardImage())</text:p>
      <text:p text:style-name="Standard"><text:s text:c="4"/>self.__mainCanvas.create_image(140,50,image=self.__card)</text:p>
      <text:p text:style-name="Standard"/>
      <text:p text:style-name="Standard">#--Instance of gameGUI class-------------------------------------------- <text:s text:c="3"/></text:p>
      <text:p text:style-name="Standard">gameGUI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5:17:27</meta:creation-date>
    <dc:date>2015-12-09T15:18:09</dc:date>
    <meta:editing-duration>P0D</meta:editing-duration>
    <meta:editing-cycles>1</meta:editing-cycles>
    <meta:document-statistic meta:table-count="0" meta:image-count="0" meta:object-count="0" meta:page-count="3" meta:paragraph-count="114" meta:word-count="268" meta:character-count="4267" meta:non-whitespace-character-count="3506"/>
    <meta:generator>LibreOffice/3.5$Linux_X86_64 LibreOffice_project/350m1$Build-2</meta:generator>
  </office:meta>
</office:document-meta>
</file>